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851cm" fo:min-width="2.37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151cm" fo:min-width="2.61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5cm" fo:min-width="4.8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01cm" fo:min-width="2.492cm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1.5cm" svg:x="8.296cm" svg:y="0.278cm">
          <text:p text:style-name="P1"><text:span text:style-name="T1">Начало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0.296cm" svg:y1="1.778cm" svg:x2="10.296cm" svg:y2="2.578cm" draw:start-shape="id1" draw:start-glue-point="6" draw:end-shape="id2" draw:end-glue-point="5" svg:d="M10296 1778v800" svg:viewBox="0 0 1 801">
          <text:p/>
        </draw:connector>
        <draw:connector draw:style-name="gr2" draw:text-style-name="P1" draw:layer="layout" svg:x1="10.296cm" svg:y1="7.278cm" svg:x2="10.296cm" svg:y2="8.078cm" draw:start-shape="id3" draw:start-glue-point="6" draw:end-shape="id4" draw:end-glue-point="5" svg:d="M10296 7278v800" svg:viewBox="0 0 1 801">
          <text:p/>
        </draw:connector>
        <draw:connector draw:style-name="gr2" draw:text-style-name="P1" draw:layer="layout" svg:x1="10.296cm" svg:y1="10.078cm" svg:x2="10.296cm" svg:y2="10.978cm" draw:start-shape="id4" draw:start-glue-point="8" draw:end-shape="id5" draw:end-glue-point="4" svg:d="M10296 10078v900" svg:viewBox="0 0 1 901">
          <text:p/>
        </draw:connector>
        <draw:custom-shape draw:style-name="gr3" draw:text-style-name="P3" xml:id="id2" draw:id="id2" draw:layer="layout" svg:width="4.8cm" svg:height="2.15cm" svg:x="7.896cm" svg:y="2.578cm">
          <text:p text:style-name="P1"><text:span text:style-name="T1"><text:s text:c="2"/></text:span><text:span text:style-name="T1">Заполнение вектора</text:span></text:p>
          <text:p text:style-name="P1"><text:span text:style-name="T1"><text:s/></text:span><text:span text:style-name="T1">пользователей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0.296cm" svg:y1="4.728cm" svg:x2="10.296cm" svg:y2="5.478cm" draw:start-shape="id2" draw:start-glue-point="8" draw:end-shape="id3" draw:end-glue-point="4" svg:d="M10296 4728v750" svg:viewBox="0 0 1 751">
          <text:p/>
        </draw:connector>
        <draw:custom-shape draw:style-name="gr4" draw:text-style-name="P3" xml:id="id6" draw:id="id6" draw:layer="layout" svg:width="5.2cm" svg:height="2.45cm" svg:x="7.696cm" svg:y="13.628cm">
          <text:p text:style-name="P1"><text:span text:style-name="T1">Вывод согласно </text:span></text:p>
          <text:p text:style-name="P1"><text:span text:style-name="T1">выбранному </text:span></text:p>
          <text:p text:style-name="P1"><text:span text:style-name="T1">пункту меню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7" draw:id="id7" draw:layer="layout" svg:width="4cm" svg:height="1.5cm" svg:x="8.296cm" svg:y="16.878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0.296cm" svg:y1="16.078cm" svg:x2="10.296cm" svg:y2="16.878cm" draw:start-shape="id6" draw:start-glue-point="8" draw:end-shape="id7" draw:end-glue-point="4" svg:d="M10296 16078v800" svg:viewBox="0 0 1 801">
          <text:p/>
        </draw:connector>
        <draw:custom-shape draw:style-name="gr5" draw:text-style-name="P2" xml:id="id3" draw:id="id3" draw:layer="layout" svg:width="5.4cm" svg:height="1.8cm" svg:x="7.596cm" svg:y="5.478cm">
          <text:p text:style-name="P1"><text:span text:style-name="T1">Авторизаци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xml:id="id4" draw:id="id4" draw:layer="layout" svg:width="5cm" svg:height="2cm" svg:x="7.796cm" svg:y="8.078cm">
          <text:p text:style-name="P1"><text:span text:style-name="T1">Выбор пункта меню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5" draw:id="id5" draw:layer="layout" svg:width="5.4cm" svg:height="1.8cm" svg:x="7.596cm" svg:y="10.978cm">
          <text:p text:style-name="P1"><text:span text:style-name="T1">Вызов выбранной функци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0.296cm" svg:y1="12.778cm" svg:x2="10.296cm" svg:y2="13.628cm" draw:start-shape="id5" draw:start-glue-point="6" draw:end-shape="id6" draw:end-glue-point="5" svg:d="M10296 12778v850" svg:viewBox="0 0 1 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178cm" fo:margin-bottom="0.009cm" fo:margin-left="0.096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9-05-10T10:09:19.639000000</dc:date>
    <meta:editing-duration>PT2H49M47S</meta:editing-duration>
    <meta:editing-cycles>23</meta:editing-cycles>
    <meta:generator>LibreOffice/6.1.1.2$Windows_X86_64 LibreOffice_project/5d19a1bfa650b796764388cd8b33a5af1f5baa1b</meta:generator>
    <meta:document-statistic meta:object-count="13"/>
  </office:meta>
</office:document-meta>
</file>